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start" style:justify-single-word="false" style:page-number="auto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Frame_20_contents">
      <style:paragraph-properties fo:margin-top="0cm" fo:margin-bottom="0.282cm" style:contextual-spacing="false" fo:text-align="end" style:justify-single-word="false" style:writing-mode="lr-tb"/>
    </style:style>
    <style:style style:name="P4" style:family="paragraph">
      <loext:graphic-properties draw:fill="none"/>
      <style:paragraph-properties fo:text-align="start"/>
      <style:text-properties fo:color="#000000" loext:opacity="100%" fo:font-size="18pt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style:font-name-complex="Times New Roman1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officeooo:rsid="001aa6b5" style:font-size-asian="12pt" style:font-name-complex="Times New Roman1" style:font-size-complex="12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tyle="italic" style:font-style-asian="italic" style:font-name-complex="Times New Roman1" style:font-style-complex="italic"/>
    </style:style>
    <style:style style:name="T9" style:family="text">
      <style:text-properties style:font-name="Times New Roman" officeooo:rsid="001aa6b5" style:font-name-complex="Times New Roman1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ffffff" draw:stroke-linejoin="miter" draw:fill="none" loext:fill-use-slide-background="false" draw:textarea-vertical-align="top" draw:auto-grow-height="false" fo:min-height="0.713cm" fo:min-width="8.842cm" fo:padding-top="0.127cm" fo:padding-bottom="0.127cm" fo:padding-left="0.254cm" fo:padding-right="0.254cm" fo:wrap-option="wrap" loext:decorative="false" fo:margin-left="0.302cm" fo:margin-right="0.385cm" fo:margin-top="0.111cm" fo:margin-bottom="0.16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none" loext:fill-use-slide-background="false" draw:textarea-vertical-align="top" draw:auto-grow-height="false" fo:min-height="0.43cm" fo:min-width="3.81cm" fo:padding-top="0.127cm" fo:padding-bottom="0.127cm" fo:padding-left="0.254cm" fo:padding-right="0.254cm" fo:wrap-option="wrap" loext:decorative="false" fo:margin-left="0.293cm" fo:margin-right="0.39cm" fo:margin-top="0.111cm" fo:margin-bottom="0.16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loext:content-control loext:dropdown="true" loext:alias="Hovedstadens Politi"><loext:list-item loext:display-text="Hovedstadens Politi" loext:value="Hovedstadens Politi"/><loext:list-item loext:display-text="Rigspolitiet" loext:value="Rigspolitiet"/><text:span text:style-name="T1">Hovedstadens Politi</text:span></loext:content-control><text:span text:style-name="T1"/></text:p>
        <text:p text:style-name="P2" loext:marker-style-name="T2"><draw:custom-shape text:anchor-type="char" draw:z-index="0" draw:name="Tekstfelt 3" draw:style-name="gr1" draw:text-style-name="P4" svg:width="9.349cm" svg:height="0.966cm" svg:x="7.659cm" svg:y="-0.081cm"><text:p text:style-name="P3" loext:marker-style-name="T3"><text:span text:style-name="T4">Anmeldelsesrapport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Midtby Politistation</text:span><text:span text:style-name="T2"/></text:p>
        <text:p text:style-name="P2" loext:marker-style-name="T2"><draw:custom-shape text:anchor-type="char" draw:z-index="1" draw:name="Tekstfelt 2" draw:style-name="gr2" draw:text-style-name="P4" svg:width="4.317cm" svg:height="0.683cm" svg:x="12.45cm" svg:y="0.476cm"><text:p text:style-name="P3" loext:marker-style-name="T3"><text:bookmark text:name="Hovedstadens_Politi"/><text:span text:style-name="T5"><text:text-input text:description="Rapporttype">Journalnummer</text:text-input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RedlineRP </text:span><text:span text:style-name="T2"/></text:p>
        <text:p text:style-name="P5" loext:marker-style-name="T2"/>
        <text:p text:style-name="P5" loext:marker-style-name="T2"/>
        <text:p text:style-name="P6" loext:marker-style-name="T2"><text:span text:style-name="T2"><text:date style:data-style-name="N10114" text:date-value="2026-01-07T19:01:00.568277933" text:fixed="true">onsdag 7. januar 2026</text:date></text:span></text:p>
        <text:p text:style-name="P6" loext:marker-style-name="T2"><text:span text:style-name="T2">klokken </text:span><text:span text:style-name="T2"><text:time style:data-style-name="N10115" text:time-value="2026-01-07T19:01:00.568277933" text:fixed="true">19.01</text:time></text:span></text:p>
        <text:p text:style-name="P7" loext:marker-style-name="T2"/>
        <text:p text:style-name="P7" loext:marker-style-name="T2"/>
        <text:p text:style-name="P7" loext:marker-style-name="T2"/>
        <text:p text:style-name="P7" loext:marker-style-name="T2"/>
        <text:p text:style-name="P8" loext:marker-style-name="T1"><text:span text:style-name="T6">Vælg anmelder</text:span><text:span text:style-name="T7"><text:line-break/></text:span><text:bookmark text:name="Vælg_sagens_person"/><text:span text:style-name="T7"><text:text-input text:description="Fulde navn">Fulde navn</text:text-input></text:span><text:span text:style-name="T7"> / </text:span><text:span text:style-name="T8">Inr. </text:span><text:span text:style-name="T8"><text:text-input text:description="">Tast fødselsdag (fx 120304)</text:text-input></text:span><text:span text:style-name="T8">-</text:span><text:span text:style-name="T8"><text:text-input text:description="">Tast id</text:text-input></text:span><text:span text:style-name="T7"><text:line-break/></text:span><text:span text:style-name="T7"><text:text-input text:description="">Tast adresse/Ingen adresse</text:text-input></text:span></text:p>
        <text:p text:style-name="P8" loext:marker-style-name="T1"><text:span text:style-name="T7"><text:line-break/></text:span></text:p>
      </text:section>
      <text:section text:style-name="Sect1" text:name="Sektion1">
        <text:p text:style-name="P8" loext:marker-style-name="T7"><text:span text:style-name="T7"><text:line-break/></text:span><text:span text:style-name="T9">Her skal brødtekst være</text:span><text:span text:style-name="T7"><text:line-break/></text:span></text:p>
        <text:p text:style-name="P9" loext:marker-style-name="T7"/>
      </text:section>
      <text:section text:style-name="Sect1" text:name="Sektion2">
        <text:p text:style-name="P9" loext:marker-style-name="T7"/>
        <text:p text:style-name="P10" loext:marker-style-name="T7"><text:span text:style-name="T7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a" fo:country="DK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Oversk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Register_2f_fortegnelse" style:display-name="Register/fortegnels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Rammeindhold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a" number:country="DK">
      <number:day-of-week number:style="long"/>
      <number:text> </number:text>
      <number:day/>
      <number:text>. </number:text>
      <number:month number:style="long" number:textual="true"/>
      <number:text> </number:text>
      <number:year number:style="long"/>
    </number:date-style>
    <number:time-style style:name="N10115" number:language="da" number:country="DK">
      <number:hours number:style="long"/>
      <number:text>.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9:01:00.757268200</meta:creation-date>
    <dc:language>da-DK</dc:language>
    <dc:date>2026-01-07T19:02:46.836361400</dc:date>
    <meta:editing-cycles>7</meta:editing-cycles>
    <meta:editing-duration>PT55M45S</meta:editing-duration>
    <meta:generator>LibreOffice/25.8.3.2$Windows_X86_64 LibreOffice_project/8ca8d55c161d602844f5428fa4b58097424e324e</meta:generator>
    <meta:document-statistic meta:table-count="0" meta:image-count="0" meta:object-count="0" meta:page-count="1" meta:paragraph-count="10" meta:word-count="43" meta:character-count="245" meta:non-whitespace-character-count="218"/>
    <meta:user-defined meta:name="AppVersion">15.0000</meta:user-defined>
  </office:meta>
</office:document-meta>
</file>